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de8" officeooo:paragraph-rsid="0007c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bits/stdc++.h&gt; </text:p>
      <text:p text:style-name="P1">using namespace std;</text:p>
      <text:p text:style-name="P1"/>
      <text:p text:style-name="P1">class Shopping {</text:p>
      <text:p text:style-name="P1"><text:tab/>private:</text:p>
      <text:p text:style-name="P1"><text:tab/><text:tab/>int ItemId;</text:p>
      <text:p text:style-name="P1"><text:tab/>public:</text:p>
      <text:p text:style-name="P1"><text:tab/><text:tab/>string name;</text:p>
      <text:p text:style-name="P1"><text:tab/><text:tab/>string description;</text:p>
      <text:p text:style-name="P1"><text:tab/><text:tab/>float price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6:48:59.708000000</meta:creation-date>
    <dc:date>2025-03-05T18:34:18.291000000</dc:date>
    <meta:editing-duration>PT1H33M27S</meta:editing-duration>
    <meta:editing-cycles>1</meta:editing-cycles>
    <meta:document-statistic meta:table-count="0" meta:image-count="0" meta:object-count="0" meta:page-count="1" meta:paragraph-count="9" meta:word-count="17" meta:character-count="139" meta:non-whitespace-character-count="120"/>
    <meta:generator>LibreOffice/24.2.2.2$Windows_X86_64 LibreOffice_project/d56cc158d8a96260b836f100ef4b4ef25d6f1a01</meta:generator>
  </office:meta>
</office:document-meta>
</file>